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4b15" officeooo:paragraph-rsid="00114b15"/>
    </style:style>
    <style:style style:name="P2" style:family="paragraph" style:parent-style-name="Standard">
      <style:text-properties officeooo:rsid="00114b15" officeooo:paragraph-rsid="0019ad4b"/>
    </style:style>
    <style:style style:name="P3" style:family="paragraph" style:parent-style-name="Standard">
      <style:text-properties officeooo:rsid="00128080" officeooo:paragraph-rsid="00128080"/>
    </style:style>
    <style:style style:name="P4" style:family="paragraph" style:parent-style-name="Standard">
      <style:text-properties officeooo:rsid="0014061a" officeooo:paragraph-rsid="0014061a"/>
    </style:style>
    <style:style style:name="P5" style:family="paragraph" style:parent-style-name="Standard">
      <style:text-properties officeooo:rsid="00173e2c" officeooo:paragraph-rsid="00173e2c"/>
    </style:style>
    <style:style style:name="P6" style:family="paragraph" style:parent-style-name="Standard">
      <style:text-properties fo:font-weight="normal" officeooo:rsid="00173e2c" officeooo:paragraph-rsid="00173e2c" style:font-weight-asian="normal" style:font-weight-complex="normal"/>
    </style:style>
    <style:style style:name="P7" style:family="paragraph" style:parent-style-name="Standard">
      <style:text-properties fo:font-weight="normal" officeooo:rsid="0014061a" officeooo:paragraph-rsid="0014061a" style:font-weight-asian="normal" style:font-weight-complex="normal"/>
    </style:style>
    <style:style style:name="P8" style:family="paragraph" style:parent-style-name="Standard">
      <style:text-properties fo:font-weight="normal" officeooo:rsid="00128080" officeooo:paragraph-rsid="0026bb82" style:font-weight-asian="normal" style:font-weight-complex="normal"/>
    </style:style>
    <style:style style:name="P9" style:family="paragraph" style:parent-style-name="Standard">
      <style:text-properties fo:font-weight="normal" officeooo:rsid="00103998" officeooo:paragraph-rsid="0026bb82" style:font-weight-asian="normal" style:font-weight-complex="normal"/>
    </style:style>
    <style:style style:name="P10" style:family="paragraph" style:parent-style-name="Standard">
      <style:text-properties fo:font-weight="normal" officeooo:rsid="0026bb82" officeooo:paragraph-rsid="0026bb82" style:font-weight-asian="normal" style:font-weight-complex="normal"/>
    </style:style>
    <style:style style:name="P11" style:family="paragraph" style:parent-style-name="Standard">
      <style:text-properties fo:font-weight="bold" officeooo:rsid="00173e2c" officeooo:paragraph-rsid="00173e2c" style:font-weight-asian="bold" style:font-weight-complex="bold"/>
    </style:style>
    <style:style style:name="P12" style:family="paragraph" style:parent-style-name="Standard">
      <style:text-properties officeooo:rsid="00103998" officeooo:paragraph-rsid="0019ad4b"/>
    </style:style>
    <style:style style:name="P13" style:family="paragraph" style:parent-style-name="Standard">
      <style:text-properties officeooo:rsid="00103998" officeooo:paragraph-rsid="002298fc"/>
    </style:style>
    <style:style style:name="P14" style:family="paragraph" style:parent-style-name="Standard">
      <style:text-properties officeooo:rsid="001e280d" officeooo:paragraph-rsid="001e280d"/>
    </style:style>
    <style:style style:name="P15" style:family="paragraph" style:parent-style-name="Standard">
      <style:text-properties officeooo:rsid="00103998" officeooo:paragraph-rsid="0019ad4b"/>
    </style:style>
    <style:style style:name="P16" style:family="paragraph" style:parent-style-name="Standard">
      <style:text-properties fo:font-weight="normal" officeooo:rsid="0027c145" officeooo:paragraph-rsid="0027c1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080" style:font-weight-asian="bold" style:font-weight-complex="bold"/>
    </style:style>
    <style:style style:name="T3" style:family="text">
      <style:text-properties fo:font-weight="bold" officeooo:rsid="0014061a" style:font-weight-asian="bold" style:font-weight-complex="bold"/>
    </style:style>
    <style:style style:name="T4" style:family="text">
      <style:text-properties fo:font-weight="bold" officeooo:rsid="0015c947" style:font-weight-asian="bold" style:font-weight-complex="bold"/>
    </style:style>
    <style:style style:name="T5" style:family="text">
      <style:text-properties fo:font-weight="bold" officeooo:rsid="00161d60" style:font-weight-asian="bold" style:font-weight-complex="bold"/>
    </style:style>
    <style:style style:name="T6" style:family="text">
      <style:text-properties fo:font-weight="bold" officeooo:rsid="00173e2c" style:font-weight-asian="bold" style:font-weight-complex="bold"/>
    </style:style>
    <style:style style:name="T7" style:family="text">
      <style:text-properties fo:font-weight="bold" officeooo:rsid="0017bf7f" style:font-weight-asian="bold" style:font-weight-complex="bold"/>
    </style:style>
    <style:style style:name="T8" style:family="text">
      <style:text-properties fo:font-weight="bold" officeooo:rsid="0020eecf" style:font-weight-asian="bold" style:font-weight-complex="bold"/>
    </style:style>
    <style:style style:name="T9" style:family="text">
      <style:text-properties fo:font-weight="bold" officeooo:rsid="002298fc" style:font-weight-asian="bold" style:font-weight-complex="bold"/>
    </style:style>
    <style:style style:name="T10" style:family="text">
      <style:text-properties fo:font-weight="bold" officeooo:rsid="00233a94" style:font-weight-asian="bold" style:font-weight-complex="bold"/>
    </style:style>
    <style:style style:name="T11" style:family="text">
      <style:text-properties fo:font-weight="bold" officeooo:rsid="0027254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4b15" style:font-weight-asian="normal" style:font-weight-complex="normal"/>
    </style:style>
    <style:style style:name="T14" style:family="text">
      <style:text-properties fo:font-weight="normal" officeooo:rsid="00128080" style:font-weight-asian="normal" style:font-weight-complex="normal"/>
    </style:style>
    <style:style style:name="T15" style:family="text">
      <style:text-properties fo:font-weight="normal" officeooo:rsid="0014061a" style:font-weight-asian="normal" style:font-weight-complex="normal"/>
    </style:style>
    <style:style style:name="T16" style:family="text">
      <style:text-properties fo:font-weight="normal" officeooo:rsid="00161d60" style:font-weight-asian="normal" style:font-weight-complex="normal"/>
    </style:style>
    <style:style style:name="T17" style:family="text">
      <style:text-properties fo:font-weight="normal" officeooo:rsid="00173e2c" style:font-weight-asian="normal" style:font-weight-complex="normal"/>
    </style:style>
    <style:style style:name="T18" style:family="text">
      <style:text-properties fo:font-weight="normal" officeooo:rsid="0017bf7f" style:font-weight-asian="normal" style:font-weight-complex="normal"/>
    </style:style>
    <style:style style:name="T19" style:family="text">
      <style:text-properties fo:font-weight="normal" officeooo:rsid="00282346" style:font-weight-asian="normal" style:font-weight-complex="normal"/>
    </style:style>
    <style:style style:name="T20" style:family="text">
      <style:text-properties officeooo:rsid="00161d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8">Login</text:span><text:span text:style-name="T7"> = id</text:span><text:span text:style-name="T18">, login, password, is_admin, is_ativo</text:span></text:p>
      <text:p text:style-name="P1"><text:span text:style-name="T12">Frios = </text:span><text:span text:style-name="T1">id</text:span><text:span text:style-name="T12">, nome, qunatidade, preco</text:span></text:p>
      <text:p text:style-name="P1"><text:span text:style-name="T12">Salada = </text:span><text:span text:style-name="T1">id</text:span><text:span text:style-name="T12">, nome, quantidade, preco</text:span></text:p>
      <text:p text:style-name="P1"><text:span text:style-name="T12">carne = </text:span><text:span text:style-name="T2">id,</text:span><text:span text:style-name="T14"> nome, quantidade, preco, peso</text:span></text:p>
      <text:p text:style-name="P3"><text:span text:style-name="T12">Pao = </text:span><text:span text:style-name="T1">id</text:span><text:span text:style-name="T12">, nome, quantidade, preco</text:span></text:p>
      <text:p text:style-name="P8">mesa = <text:span text:style-name="T1">id</text:span>, numero</text:p>
      <text:p text:style-name="P10">Promocao = <text:span text:style-name="T1">id</text:span>, valor</text:p>
      <text:p text:style-name="P2"><text:span text:style-name="T12">Lanche = </text:span><text:span text:style-name="T1">id</text:span><text:span text:style-name="T12">, nome, preço, </text:span><text:span text:style-name="T19">img,</text:span><text:span text:style-name="T12"> </text:span><text:span text:style-name="T4">id_pao, </text:span><text:span text:style-name="T5">id_carne, </text:span><text:span text:style-name="T11">promocao_id</text:span></text:p>
      <text:p text:style-name="P9"><text:span text:style-name="T20">Funcionario = </text:span><text:span text:style-name="T5">id, </text:span><text:span text:style-name="T20">nome, e-mail, cidade, bairro, cep, numero, inicio_contrato, termino_contrato, </text:span><text:span text:style-name="T9">login_id</text:span></text:p>
      <text:p text:style-name="P12"><text:span text:style-name="T16">Pedido = </text:span><text:span text:style-name="T5">numero</text:span><text:span text:style-name="T16">, statusPedido, </text:span><text:span text:style-name="T13">troco, preco, data, </text:span><text:span text:style-name="T6">id_mesa</text:span></text:p>
      <text:p text:style-name="P12"><text:span text:style-name="T17">Cliente = </text:span><text:span text:style-name="T6">id, </text:span><text:span text:style-name="T17">nome, </text:span><text:span text:style-name="T9">login_id</text:span></text:p>
      <text:p text:style-name="P16">Endereço = <text:s/><text:span text:style-name="T1">id</text:span>, cidade, cep, rua, bairro, numero,<text:span text:style-name="T1"> cliente_id </text:span></text:p>
      <text:p text:style-name="P14"><text:span text:style-name="T18">Entrega</text:span><text:span text:style-name="T7"> =id, </text:span><text:span text:style-name="T18">valor, </text:span><text:span text:style-name="T1">id_cliente, </text:span><text:span text:style-name="T8">p</text:span><text:span text:style-name="T1">edido_</text:span><text:span text:style-name="T8">id</text:span></text:p>
      <text:p text:style-name="P3"><text:span text:style-name="T12">Bebida = </text:span><text:span text:style-name="T1">id</text:span><text:span text:style-name="T12">, nome, fabricante, validade, preco, is_alcoolica</text:span></text:p>
      <text:p text:style-name="P3"><text:span text:style-name="T12">Porcao = </text:span><text:span text:style-name="T1">id, </text:span><text:span text:style-name="T12">nome, preco, </text:span><text:span text:style-name="T6">id_carne</text:span></text:p>
      <text:p text:style-name="P3"><text:span text:style-name="T12">Telefone_funcionario = </text:span><text:span text:style-name="T3">funcionario_</text:span><text:span text:style-name="T10">id</text:span><text:span text:style-name="T15">, numero</text:span></text:p>
      <text:p text:style-name="P4"><text:span text:style-name="T12">Telefone_cliente = </text:span><text:span text:style-name="T1">id_cliente</text:span><text:span text:style-name="T12">, numero</text:span></text:p>
      <text:p text:style-name="P5"><text:span text:style-name="T12">Funcionario_pedido = </text:span><text:span text:style-name="T1">id_funcionario, numero_pedido</text:span></text:p>
      <text:p text:style-name="P6">Pedido_lanche = <text:span text:style-name="T1">numero_pedido, id_lanche</text:span></text:p>
      <text:p text:style-name="P6">Frios_Lanches = <text:span text:style-name="T1">id_frios, id_lanche</text:span></text:p>
      <text:p text:style-name="P6">salada_lanche = <text:span text:style-name="T1">id_salada, id_lanche</text:span></text:p>
      <text:p text:style-name="P6">Pedido_porcao = <text:span text:style-name="T1">numero_pedido, id_porcao</text:span></text:p>
      <text:p text:style-name="P6">Pedido_bebida = <text:span text:style-name="T1">numero_pedido, id_bebida</text:span></text:p>
      <text:p text:style-name="P11"/>
      <text:p text:style-name="P11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5:46:03.615729297</meta:creation-date>
    <dc:date>2020-09-24T14:47:27.693586632</dc:date>
    <meta:editing-duration>PT19H11M19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23" meta:word-count="134" meta:character-count="998" meta:non-whitespace-character-count="885"/>
  </office:meta>
</office:document-meta>
</file>